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Standard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5" style:family="graphic" style:parent-style-name="Objekt_20_ohne_20_Füllung_20_und_20_Linie">
      <style:graphic-properties draw:textarea-vertical-align="middle" draw:ole-draw-aspect="1" style:protect="siz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svg:stroke-color="#000000" draw:fill="none" draw:textarea-vertical-align="middle"/>
    </style:style>
    <style:style style:name="gr10" style:family="graphic" style:parent-style-name="Objekt_20_ohne_20_Füllung_20_und_20_ohne_20_Linie">
      <style:graphic-properties draw:textarea-vertical-align="middle" draw:ole-draw-aspect="1" style:protect="size"/>
    </style:style>
    <style:style style:name="gr11" style:family="graphic" style:parent-style-name="standard">
      <style:graphic-properties svg:stroke-color="#000000" draw:fill="none" draw:textarea-vertical-align="middle"/>
    </style:style>
    <style:style style:name="gr12" style:family="graphic" style:parent-style-name="standard">
      <style:graphic-properties svg:stroke-color="#000000" draw:fill-color="#000000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35cm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draw:stroke="none" svg:stroke-color="#000000" draw:fill="none" draw:fill-color="#ffffff" fo:min-height="1.425cm"/>
    </style:style>
    <style:style style:name="gr16" style:family="graphic" style:parent-style-name="standard">
      <style:graphic-properties draw:stroke="none" svg:stroke-color="#000000" draw:fill="none" draw:fill-color="#ffffff" fo:min-height="1.897cm"/>
    </style:style>
    <style:style style:name="gr17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18" style:family="graphic" style:parent-style-name="standard">
      <style:graphic-properties draw:stroke="dash" draw:stroke-dash="Fine_20_Dashed" svg:stroke-color="#000000" draw:fill="none" draw:fill-color="#ffffff" draw:textarea-vertical-align="middle"/>
    </style:style>
    <style:style style:name="gr19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fo:min-height="3.557cm"/>
    </style:style>
    <style:style style:name="gr21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style:font-name="Times New Roman" fo:font-size="12pt" style:font-size-asian="12pt" style:font-size-complex="12pt"/>
    </style:style>
    <style:style style:name="P5" style:family="paragraph">
      <style:paragraph-properties fo:line-height="0.25cm" fo:text-align="center"/>
    </style:style>
    <style:style style:name="P6" style:family="paragraph">
      <style:text-properties style:font-name="Times New Roman"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Courier New"/>
    </style:style>
    <style:style style:name="T4" style:family="text">
      <style:text-properties fo:color="#000000" style:font-name="Courier New" fo:font-weight="normal" style:font-weight-asian="normal" style:font-weight-complex="normal"/>
    </style:style>
    <style:style style:name="T5" style:family="text">
      <style:text-properties fo:color="#00ccff" style:font-name="Courier New" fo:font-weight="bold" style:font-weight-asian="bold" style:font-weight-complex="bold"/>
    </style:style>
    <style:style style:name="T6" style:family="text">
      <style:text-properties fo:color="#3333ff" style:font-name="Courier New" fo:font-weight="bold" style:font-weight-asian="bold" style:font-weight-complex="bold"/>
    </style:style>
    <style:style style:name="T7" style:family="text">
      <style:text-properties fo:color="#00cc00" style:font-name="Courier New" fo:font-weight="bold" style:font-weight-asian="bold" style:font-weight-complex="bold"/>
    </style:style>
    <style:style style:name="T8" style:family="text">
      <style:text-properties style:font-name="Times New Roman" fo:font-size="13pt" style:font-size-asian="13pt" style:font-size-complex="13pt"/>
    </style:style>
    <style:style style:name="T9" style:family="text">
      <style:text-properties fo:color="#ff3333" style:font-name="Courier New" fo:font-weight="bold" style:font-weight-asian="bold" style:font-weight-complex="bold"/>
    </style:style>
    <style:style style:name="T10" style:family="text">
      <style:text-properties fo:color="#6666ff" style:font-name="Courier New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0.8cm" svg:height="0.8cm" svg:x="5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.778cm" svg:y1="4.525cm" svg:x2="5cm" svg:y2="4.5cm" draw:end-shape="id1" draw:end-glue-point="6" svg:d="m2778 4525 2222-25" svg:viewBox="0 0 2223 26">
          <text:p/>
        </draw:connector>
        <draw:custom-shape draw:style-name="gr3" draw:text-style-name="P2" xml:id="id5" draw:id="id5" draw:layer="layout" svg:width="3.3cm" svg:height="0.8cm" svg:x="7.6cm" svg:y="5.9cm">
          <text:p text:style-name="P1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3cm" svg:height="0.8cm" svg:x="7.6cm" svg:y="7.7cm"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2.9cm" svg:y1="8.1cm" svg:x2="10.9cm" svg:y2="8.1cm" draw:start-shape="id2" draw:start-glue-point="6" draw:end-shape="id3" draw:end-glue-point="1" svg:d="m12900 8100h-2000" svg:viewBox="0 0 2001 1">
          <text:p/>
        </draw:connector>
        <draw:custom-shape draw:style-name="gr4" draw:text-style-name="P1" xml:id="id4" draw:id="id4" draw:layer="layout" svg:width="0.3cm" svg:height="0.3cm" svg:x="5.3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0.198cm" svg:x1="5.45cm" svg:y1="6.5cm" svg:x2="13.3cm" svg:y2="8.5cm" draw:start-shape="id4" draw:start-glue-point="8" draw:end-shape="id2" draw:end-glue-point="8" svg:d="m5450 6500v2700h7850v-700" svg:viewBox="0 0 7851 2701">
          <text:p/>
        </draw:connector>
        <draw:connector draw:style-name="gr2" draw:text-style-name="P1" draw:layer="layout" draw:type="line" svg:x1="5.45cm" svg:y1="6.2cm" svg:x2="5.4cm" svg:y2="4.9cm" draw:start-shape="id4" draw:start-glue-point="4" draw:end-shape="id1" draw:end-glue-point="8" svg:d="m5450 6200-50-1300" svg:viewBox="0 0 51 1301">
          <text:p/>
        </draw:connector>
        <draw:connector draw:style-name="gr2" draw:text-style-name="P1" draw:layer="layout" draw:type="line" svg:x1="7.6cm" svg:y1="6.3cm" svg:x2="5.6cm" svg:y2="6.35cm" draw:start-shape="id5" draw:start-glue-point="3" draw:end-shape="id4" draw:end-glue-point="10" svg:d="m7600 6300-2000 50" svg:viewBox="0 0 2001 51">
          <text:p/>
        </draw:connector>
        <draw:connector draw:style-name="gr2" draw:text-style-name="P1" draw:layer="layout" draw:type="line" svg:x1="9.25cm" svg:y1="7.7cm" svg:x2="9.25cm" svg:y2="6.7cm" draw:start-shape="id3" draw:start-glue-point="0" draw:end-shape="id5" draw:end-glue-point="2" svg:d="m9250 7700v-1000" svg:viewBox="0 0 1 1001">
          <text:p/>
        </draw:connector>
        <draw:custom-shape draw:style-name="gr3" draw:text-style-name="P2" xml:id="id6" draw:id="id6" draw:layer="layout" svg:width="3.3cm" svg:height="0.8cm" svg:x="14.8cm" svg:y="4cm">
          <text:p text:style-name="P1"><text:span text:style-name="T1">Entropy cod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1cm" svg:y1="4.4cm" svg:x2="19.243cm" svg:y2="4.415cm" draw:start-shape="id6" draw:start-glue-point="1" svg:d="m18100 4400 1143 15" svg:viewBox="0 0 1144 16">
          <text:p/>
        </draw:connector>
        <draw:custom-shape draw:style-name="gr4" draw:text-style-name="P1" xml:id="id7" draw:id="id7" draw:layer="layout" svg:width="0.3cm" svg:height="0.3cm" svg:x="13.1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25cm" svg:y1="4.6cm" svg:x2="13.3cm" svg:y2="7.7cm" draw:start-shape="id7" draw:start-glue-point="8" draw:end-shape="id2" draw:end-glue-point="4" svg:d="m13250 4600 50 3100" svg:viewBox="0 0 51 3101">
          <text:p/>
        </draw:connector>
        <draw:connector draw:style-name="gr2" draw:text-style-name="P1" draw:layer="layout" draw:type="line" svg:x1="5.8cm" svg:y1="4.5cm" svg:x2="13.1cm" svg:y2="4.45cm" draw:start-shape="id1" draw:start-glue-point="10" draw:end-shape="id7" draw:end-glue-point="6" svg:d="m5800 4500 7300-50" svg:viewBox="0 0 7301 51">
          <text:p/>
        </draw:connector>
        <draw:connector draw:style-name="gr2" draw:text-style-name="P1" draw:layer="layout" draw:type="line" svg:x1="13.4cm" svg:y1="4.45cm" svg:x2="14.8cm" svg:y2="4.4cm" draw:start-shape="id7" draw:start-glue-point="10" draw:end-shape="id6" draw:end-glue-point="3" svg:d="m13400 4450 1400-50" svg:viewBox="0 0 1401 51">
          <text:p/>
        </draw:connector>
        <draw:frame draw:style-name="gr5" draw:text-style-name="P1" draw:layer="layout" svg:width="0.963cm" svg:height="0.597cm" svg:x="6.1cm" svg:y="5.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" draw:layer="layout" svg:width="2.098cm" svg:height="0.597cm" svg:x="8.1cm" svg:y="3.8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6" draw:text-style-name="P1" draw:layer="layout" svg:x1="9.1cm" svg:y1="7.4cm" svg:x2="9.4cm" svg:y2="7.3cm">
          <text:p/>
        </draw:line>
        <draw:frame draw:style-name="gr5" draw:text-style-name="P1" draw:layer="layout" svg:width="0.577cm" svg:height="0.47cm" svg:x="9.4cm" svg:y="7.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" draw:text-style-name="P1" xml:id="id2" draw:id="id2" draw:layer="layout" svg:width="0.8cm" svg:height="0.8cm" svg:x="12.9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9cm" svg:height="1cm" svg:x="4.5cm" svg:y="3.6cm">
          <draw:text-box>
            <text:p>+</text:p>
          </draw:text-box>
        </draw:frame>
        <draw:frame draw:style-name="gr7" draw:layer="layout" svg:width="0.9cm" svg:height="1cm" svg:x="13.3cm" svg:y="8.2cm">
          <draw:text-box>
            <text:p>+</text:p>
          </draw:text-box>
        </draw:frame>
        <draw:frame draw:style-name="gr7" draw:layer="layout" svg:width="0.9cm" svg:height="1cm" svg:x="13.3cm" svg:y="7cm">
          <draw:text-box>
            <text:p>+</text:p>
          </draw:text-box>
        </draw:frame>
        <draw:frame draw:style-name="gr8" draw:layer="layout" svg:width="0.9cm" svg:height="0.962cm" svg:x="5.4cm" svg:y="4.6cm">
          <draw:text-box>
            <text:p>-</text:p>
          </draw:text-box>
        </draw:frame>
        <draw:frame draw:style-name="gr5" draw:text-style-name="P1" draw:layer="layout" svg:width="0.963cm" svg:height="0.537cm" svg:x="3.337cm" svg:y="3.80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0.963cm" svg:height="0.537cm" svg:x="11.737cm" svg:y="7.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  <draw:page draw:name="page2" draw:style-name="dp1" draw:master-page-name="Standard">
        <draw:rect draw:style-name="gr9" draw:text-style-name="P1" draw:layer="layout" svg:width="5.9cm" svg:height="5.6cm" svg:x="8.346cm" svg:y="5cm">
          <text:p/>
        </draw:rect>
        <draw:line draw:style-name="gr2" draw:text-style-name="P1" xml:id="id10" draw:id="id10" draw:layer="layout" svg:x1="2.146cm" svg:y1="6cm" svg:x2="9.5cm" svg:y2="6cm">
          <text:p/>
        </draw:line>
        <draw:frame draw:style-name="gr10" draw:text-style-name="P1" draw:layer="layout" svg:width="1.191cm" svg:height="0.543cm" svg:x="3.966cm" svg:y="5.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2" draw:text-style-name="P1" xml:id="id8" draw:id="id8" draw:layer="layout" svg:x1="4.2cm" svg:y1="7.6cm" svg:x2="9.5cm" svg:y2="7.6cm">
          <text:p/>
        </draw:line>
        <draw:frame draw:style-name="gr10" draw:text-style-name="P1" draw:layer="layout" svg:width="0.942cm" svg:height="0.543cm" svg:x="3.966cm" svg:y="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2" draw:text-style-name="P1" xml:id="id13" draw:id="id13" draw:layer="layout" svg:x1="3.146cm" svg:y1="9.3cm" svg:x2="9.5cm" svg:y2="9.3cm">
          <text:p/>
        </draw:line>
        <draw:frame draw:style-name="gr10" draw:text-style-name="P1" draw:layer="layout" svg:width="0.881cm" svg:height="0.543cm" svg:x="3.966cm" svg:y="8.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rect draw:style-name="gr9" draw:text-style-name="P1" draw:layer="layout" svg:width="0.9cm" svg:height="4.4cm" svg:x="9.546cm" svg:y="5.5cm">
          <text:p/>
        </draw:rect>
        <draw:line draw:style-name="gr2" draw:text-style-name="P1" xml:id="id23" draw:id="id23" draw:layer="layout" svg:x1="10.446cm" svg:y1="7.6cm" svg:x2="12.146cm" svg:y2="7.6cm">
          <text:p/>
        </draw:line>
        <draw:frame draw:style-name="gr10" draw:text-style-name="P1" draw:layer="layout" svg:width="0.878cm" svg:height="0.543cm" svg:x="10.681cm" svg:y="6.95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rect draw:style-name="gr9" draw:text-style-name="P1" xml:id="id17" draw:id="id17" draw:layer="layout" svg:width="0.9cm" svg:height="3.6cm" svg:x="12.2cm" svg:y="5.8cm">
          <text:p/>
        </draw:rect>
        <draw:custom-shape draw:style-name="gr1" draw:text-style-name="P1" xml:id="id14" draw:id="id14" draw:layer="layout" svg:width="0.8cm" svg:height="0.8cm" svg:x="15.24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1" draw:id="id21" draw:layer="layout" svg:width="3.3cm" svg:height="0.8cm" svg:x="16.946cm" svg:y="7.2cm">
          <text:p text:style-name="P1"><text:span text:style-name="T1">Entropy coder</text:span></text:p>
          <draw:enhanced-geometry svg:viewBox="0 0 21600 21600" draw:type="rectangle" draw:enhanced-path="M 0 0 L 21600 0 21600 21600 0 21600 0 0 Z N"/>
        </draw:custom-shape>
        <draw:rect draw:style-name="gr11" draw:text-style-name="P2" xml:id="id9" draw:id="id9" draw:layer="layout" svg:width="5.9cm" svg:height="0.9cm" svg:x="8.5cm" svg:y="12.1cm">
          <text:p text:style-name="P1"><text:span text:style-name="T1">Prediction module</text:span></text:p>
        </draw:rect>
        <draw:connector draw:style-name="gr2" draw:text-style-name="P1" xml:id="id15" draw:id="id15" draw:layer="layout" svg:x1="6.85cm" svg:y1="7.6cm" svg:x2="8.5cm" svg:y2="12.55cm" draw:start-shape="id8" draw:start-glue-point="0" draw:end-shape="id9" draw:end-glue-point="3" svg:d="m6850 7600v4950h1650" svg:viewBox="0 0 1651 4951">
          <text:p/>
        </draw:connector>
        <draw:circle draw:style-name="gr12" draw:text-style-name="P1" draw:layer="layout" svg:width="0.2cm" svg:height="0.2cm" svg:x="7.065cm" svg:y="5.9cm">
          <text:p/>
        </draw:circle>
        <draw:custom-shape draw:style-name="gr3" draw:text-style-name="P2" xml:id="id18" draw:id="id18" draw:layer="layout" svg:width="3.3cm" svg:height="0.8cm" svg:x="16.946cm" svg:y="12.2cm">
          <text:p text:style-name="P1"><text:span text:style-name="T1">Entropy cod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0.8cm" svg:height="0.8cm" svg:x="15.246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1" draw:text-style-name="P2" xml:id="id12" draw:id="id12" draw:layer="layout" svg:width="5.9cm" svg:height="0.9cm" svg:x="8.5cm" svg:y="13.9cm">
          <text:p text:style-name="P1"><text:span text:style-name="T1">Prediction module</text:span></text:p>
        </draw:rect>
        <draw:connector draw:style-name="gr2" draw:text-style-name="P1" xml:id="id11" draw:id="id11" draw:layer="layout" svg:x1="5.823cm" svg:y1="6cm" svg:x2="5.823cm" svg:y2="6cm" draw:start-shape="id10" draw:end-shape="id10" draw:end-glue-point="0" svg:d="m5823 6000v0" svg:viewBox="0 0 1 1">
          <text:p/>
        </draw:connector>
        <draw:connector draw:style-name="gr2" draw:text-style-name="P1" draw:layer="layout" svg:x1="5.823cm" svg:y1="6cm" svg:x2="8.5cm" svg:y2="14.35cm" draw:start-shape="id11" draw:start-glue-point="0" draw:end-shape="id12" draw:end-glue-point="3" svg:d="m5823 6000h1339v8350h1338" svg:viewBox="0 0 2678 8351">
          <text:p/>
        </draw:connector>
        <draw:custom-shape draw:style-name="gr1" draw:text-style-name="P1" xml:id="id19" draw:id="id19" draw:layer="layout" svg:width="0.8cm" svg:height="0.8cm" svg:x="15.246cm" svg:y="13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0" draw:id="id20" draw:layer="layout" svg:width="3.3cm" svg:height="0.8cm" svg:x="16.946cm" svg:y="13.9cm">
          <text:p text:style-name="P1"><text:span text:style-name="T1">Entropy coder</text:span></text:p>
          <draw:enhanced-geometry svg:viewBox="0 0 21600 21600" draw:type="rectangle" draw:enhanced-path="M 0 0 L 21600 0 21600 21600 0 21600 0 0 Z N"/>
        </draw:custom-shape>
        <draw:circle draw:style-name="gr12" draw:text-style-name="P1" draw:layer="layout" svg:width="0.2cm" svg:height="0.2cm" svg:x="6.765cm" svg:y="12.449cm">
          <text:p/>
        </draw:circle>
        <draw:connector draw:style-name="gr2" draw:text-style-name="P1" draw:layer="layout" draw:line-skew="2.624cm" svg:x1="6.323cm" svg:y1="9.3cm" svg:x2="15.646cm" svg:y2="8cm" draw:start-shape="id13" draw:start-glue-point="0" draw:end-shape="id14" draw:end-glue-point="8" svg:d="m6323 9300v1900h9323v-3200" svg:viewBox="0 0 9324 3201">
          <text:p/>
        </draw:connector>
        <draw:circle draw:style-name="gr12" draw:text-style-name="P1" draw:layer="layout" svg:width="0.2cm" svg:height="0.2cm" svg:x="6.221cm" svg:y="9.2cm">
          <text:p/>
        </draw:circle>
        <draw:connector draw:style-name="gr2" draw:text-style-name="P1" draw:layer="layout" draw:line-skew="0.099cm" svg:x1="6.85cm" svg:y1="12.55cm" svg:x2="15.646cm" svg:y2="13cm" draw:start-shape="id15" draw:start-glue-point="0" draw:end-shape="id16" draw:end-glue-point="8" svg:d="m6850 12550v1051h8796v-601" svg:viewBox="0 0 8797 1052">
          <text:p/>
        </draw:connector>
        <draw:connector draw:style-name="gr2" draw:text-style-name="P1" draw:layer="layout" svg:x1="13.1cm" svg:y1="7.6cm" svg:x2="15.246cm" svg:y2="7.6cm" draw:start-shape="id17" draw:start-glue-point="1" draw:end-shape="id14" draw:end-glue-point="6" svg:d="m13100 7600h2146" svg:viewBox="0 0 2147 1">
          <text:p/>
        </draw:connector>
        <draw:connector draw:style-name="gr2" draw:text-style-name="P1" draw:layer="layout" svg:x1="16.046cm" svg:y1="12.6cm" svg:x2="16.946cm" svg:y2="12.6cm" draw:start-shape="id16" draw:start-glue-point="10" draw:end-shape="id18" draw:end-glue-point="3" svg:d="m16046 12600h900" svg:viewBox="0 0 901 1">
          <text:p/>
        </draw:connector>
        <draw:connector draw:style-name="gr2" draw:text-style-name="P1" draw:layer="layout" svg:x1="16.046cm" svg:y1="14.299cm" svg:x2="16.946cm" svg:y2="14.3cm" draw:start-shape="id19" draw:start-glue-point="10" draw:end-shape="id20" draw:end-glue-point="3" svg:d="m16046 14299h451v1h449" svg:viewBox="0 0 901 2">
          <text:p/>
        </draw:connector>
        <draw:connector draw:style-name="gr2" draw:text-style-name="P1" draw:layer="layout" svg:x1="7.164cm" svg:y1="14.349cm" svg:x2="15.646cm" svg:y2="14.699cm" draw:end-shape="id19" draw:end-glue-point="8" svg:d="m7164 14349v852h8482v-502" svg:viewBox="0 0 8483 853">
          <text:p/>
        </draw:connector>
        <draw:connector draw:style-name="gr2" draw:text-style-name="P1" draw:layer="layout" svg:x1="16.046cm" svg:y1="7.6cm" svg:x2="16.946cm" svg:y2="7.6cm" draw:start-shape="id14" draw:start-glue-point="10" draw:end-shape="id21" draw:end-glue-point="3" svg:d="m16046 7600h900" svg:viewBox="0 0 901 1">
          <text:p/>
        </draw:connector>
        <draw:rect draw:style-name="gr9" draw:text-style-name="P1" xml:id="id22" draw:id="id22" draw:layer="layout" svg:width="0.9cm" svg:height="8cm" svg:x="21.5cm" svg:y="7.1cm">
          <text:p/>
        </draw:rect>
        <draw:connector draw:style-name="gr2" draw:text-style-name="P1" draw:layer="layout" draw:line-skew="-1.028cm" svg:x1="22.4cm" svg:y1="11.1cm" svg:x2="23.955cm" svg:y2="11.072cm" draw:start-shape="id22" draw:start-glue-point="1" svg:d="m22400 11100v0-28h1555" svg:viewBox="0 0 1556 29">
          <text:p/>
        </draw:connector>
        <draw:line draw:style-name="gr2" draw:text-style-name="P1" draw:layer="layout" svg:x1="20.2cm" svg:y1="7.6cm" svg:x2="21.5cm" svg:y2="7.6cm">
          <text:p/>
        </draw:line>
        <draw:line draw:style-name="gr2" draw:text-style-name="P1" draw:layer="layout" svg:x1="20.2cm" svg:y1="12.6cm" svg:x2="21.5cm" svg:y2="12.6cm">
          <text:p/>
        </draw:line>
        <draw:line draw:style-name="gr2" draw:text-style-name="P1" draw:layer="layout" svg:x1="20.2cm" svg:y1="14.3cm" svg:x2="21.5cm" svg:y2="14.3cm">
          <text:p/>
        </draw:line>
        <draw:connector draw:style-name="gr2" draw:text-style-name="P1" draw:layer="layout" svg:x1="14.4cm" svg:y1="12.55cm" svg:x2="15.246cm" svg:y2="12.6cm" draw:start-shape="id9" draw:start-glue-point="1" draw:end-shape="id16" draw:end-glue-point="6" svg:d="m14400 12550h423v50h423" svg:viewBox="0 0 847 51">
          <text:p/>
        </draw:connector>
        <draw:connector draw:style-name="gr2" draw:text-style-name="P1" draw:layer="layout" svg:x1="14.4cm" svg:y1="14.35cm" svg:x2="15.246cm" svg:y2="14.299cm" draw:start-shape="id12" draw:start-glue-point="1" draw:end-shape="id19" draw:end-glue-point="6" svg:d="m14400 14350h423v-51h423" svg:viewBox="0 0 847 52">
          <text:p/>
        </draw:connector>
        <draw:frame draw:style-name="gr13" draw:text-style-name="P3" draw:layer="layout" svg:width="3.7cm" svg:height="0.725cm" draw:transform="rotate (1.5707963267949) translate (9.6cm 9.5cm)">
          <draw:text-box>
            <text:p><text:span text:style-name="T1">Expand module</text:span></text:p>
          </draw:text-box>
        </draw:frame>
        <draw:frame draw:style-name="gr14" draw:text-style-name="P3" draw:layer="layout" svg:width="1.8cm" svg:height="0.725cm" draw:transform="rotate (1.5707963267949) translate (12.2cm 8.5cm)">
          <draw:text-box>
            <text:p><text:span text:style-name="T1">Buffer</text:span></text:p>
          </draw:text-box>
        </draw:frame>
        <draw:frame draw:style-name="gr15" draw:text-style-name="P4" draw:layer="layout" svg:width="3.5cm" svg:height="1.675cm" svg:x="22.5cm" svg:y="10.3cm">
          <draw:text-box>
            <text:p><text:span text:style-name="T2">Bitstream</text:span></text:p>
          </draw:text-box>
        </draw:frame>
        <draw:frame draw:style-name="gr16" draw:text-style-name="P3" draw:layer="layout" svg:width="6.5cm" svg:height="2.147cm" draw:transform="rotate (1.5707963267949) translate (21.6cm 13.9cm)">
          <draw:text-box>
            <text:p><text:span text:style-name="T1">Multiplexer (e.g. block coder)</text:span></text:p>
          </draw:text-box>
        </draw:frame>
        <draw:frame draw:style-name="gr8" draw:layer="layout" svg:width="0.9cm" svg:height="0.962cm" svg:x="14.7cm" svg:y="6.7cm">
          <draw:text-box>
            <text:p>-</text:p>
          </draw:text-box>
        </draw:frame>
        <draw:frame draw:style-name="gr8" draw:layer="layout" svg:width="0.9cm" svg:height="0.962cm" svg:x="14.7cm" svg:y="11.7cm">
          <draw:text-box>
            <text:p>-</text:p>
          </draw:text-box>
        </draw:frame>
        <draw:frame draw:style-name="gr8" draw:layer="layout" svg:width="0.9cm" svg:height="0.962cm" svg:x="14.7cm" svg:y="13.437cm">
          <draw:text-box>
            <text:p>-</text:p>
          </draw:text-box>
        </draw:frame>
        <draw:frame draw:style-name="gr7" draw:layer="layout" svg:width="0.9cm" svg:height="1cm" svg:x="15.6cm" svg:y="7.8cm">
          <draw:text-box>
            <text:p>+</text:p>
          </draw:text-box>
        </draw:frame>
        <draw:frame draw:style-name="gr7" draw:layer="layout" svg:width="0.9cm" svg:height="1cm" svg:x="15.6cm" svg:y="12.7cm">
          <draw:text-box>
            <text:p>+</text:p>
          </draw:text-box>
        </draw:frame>
        <draw:frame draw:style-name="gr7" draw:layer="layout" svg:width="0.9cm" svg:height="1cm" svg:x="15.6cm" svg:y="14.4cm">
          <draw:text-box>
            <text:p>+</text:p>
          </draw:text-box>
        </draw:frame>
        <draw:connector draw:style-name="gr17" draw:text-style-name="P1" draw:layer="layout" draw:line-skew="0.299cm" svg:x1="11.296cm" svg:y1="7.6cm" svg:x2="12.65cm" svg:y2="9.4cm" draw:start-shape="id23" draw:start-glue-point="0" draw:end-shape="id17" draw:end-glue-point="2" svg:d="m11296 7600v2600h1354v-800" svg:viewBox="0 0 1355 2601">
          <text:p/>
        </draw:connector>
        <draw:rect draw:style-name="gr18" draw:text-style-name="P1" draw:layer="layout" svg:width="15.3cm" svg:height="4.2cm" svg:x="5.5cm" svg:y="11.7cm">
          <text:p/>
        </draw:rect>
        <draw:frame draw:style-name="gr10" draw:text-style-name="P1" draw:layer="layout" svg:width="0.544cm" svg:height="0.543cm" svg:x="16.071cm" svg:y="6.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0" draw:text-style-name="P1" draw:layer="layout" svg:width="0.936cm" svg:height="0.543cm" svg:x="13.322cm" svg:y="6.9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ircle draw:style-name="gr12" draw:text-style-name="P1" draw:layer="layout" svg:width="0.2cm" svg:height="0.2cm" svg:x="6.775cm" svg:y="7.5cm">
          <text:p/>
        </draw:circle>
        <draw:circle draw:style-name="gr12" draw:text-style-name="P1" draw:layer="layout" svg:width="0.2cm" svg:height="0.2cm" svg:x="11.204cm" svg:y="7.5cm">
          <text:p/>
        </draw:circle>
        <draw:circle draw:style-name="gr12" draw:text-style-name="P1" draw:layer="layout" svg:width="0.2cm" svg:height="0.2cm" svg:x="7.061cm" svg:y="14.248cm">
          <text:p/>
        </draw:circle>
        <draw:custom-shape draw:style-name="gr19" draw:text-style-name="P1" draw:layer="layout" svg:width="1.5cm" svg:height="0.8cm" svg:x="2.7cm" svg:y="9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2cm" svg:height="0.8cm" svg:x="1.9cm" svg:y="5.9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frame draw:style-name="gr20" draw:layer="layout" svg:width="13.5cm" svg:height="3.807cm" svg:x="6.3cm" svg:y="8.6cm">
          <draw:text-box>
            <text:p><text:span text:style-name="T3">DECEEEECDDDDDDDDDD</text:span><text:span text:style-name="T4">DD</text:span><text:span text:style-name="T5">D</text:span><text:span text:style-name="T3">DEDCDDDDDDD</text:span></text:p>
            <text:p text:style-name="P5">.</text:p>
            <text:p text:style-name="P5">.</text:p>
            <text:p text:style-name="P5">.</text:p>
            <text:p><text:span text:style-name="T3">DDDDDDDCDDDDDBDDDD</text:span><text:span text:style-name="T6">DD</text:span><text:span text:style-name="T7">D</text:span><text:span text:style-name="T3">DEEEEDDD</text:span></text:p>
            <text:p><text:span text:style-name="T3"/></text:p>
          </draw:text-box>
        </draw:frame>
        <draw:frame draw:style-name="gr5" draw:text-style-name="P1" draw:layer="layout" svg:width="0.378cm" svg:height="0.47cm" svg:x="5.9cm" svg:y="8.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1" draw:text-style-name="P6" draw:layer="layout" svg:width="5.5cm" svg:height="1.05cm" svg:x="4.8cm" svg:y="8.65cm">
          <draw:text-box>
            <text:p text:style-name="P6"><text:span text:style-name="T8">line</text:span></text:p>
          </draw:text-box>
        </draw:frame>
        <draw:frame draw:style-name="gr5" draw:text-style-name="P1" draw:layer="layout" svg:width="0.339cm" svg:height="0.47cm" svg:x="5.922cm" svg:y="10.23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1" draw:text-style-name="P6" draw:layer="layout" svg:width="5.5cm" svg:height="1.05cm" svg:x="4.8cm" svg:y="10.05cm">
          <draw:text-box>
            <text:p text:style-name="P6"><text:span text:style-name="T8">line</text:span></text:p>
          </draw:text-box>
        </draw:frame>
      </draw:page>
      <draw:page draw:name="page4" draw:style-name="dp1" draw:master-page-name="Standard">
        <draw:frame draw:style-name="gr20" draw:layer="layout" svg:width="13.5cm" svg:height="3.807cm" svg:x="6.2cm" svg:y="8.6cm">
          <draw:text-box>
            <text:p><text:span text:style-name="T3">DECEE</text:span><text:span text:style-name="T9">EECDD</text:span><text:span text:style-name="T10">D</text:span><text:span text:style-name="T3">DDDDDDD</text:span><text:span text:style-name="T4">DDD</text:span><text:span text:style-name="T3">DEDCDDDDDDD</text:span></text:p>
            <text:p text:style-name="P5">.</text:p>
            <text:p text:style-name="P5">.</text:p>
            <text:p text:style-name="P5">.</text:p>
            <text:p><text:span text:style-name="T3">DDDDDDDCDDDDDBD</text:span><text:span text:style-name="T9">EECDD</text:span><text:span text:style-name="T7">D</text:span><text:span text:style-name="T3">DEEEEDDD</text:span></text:p>
            <text:p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Standard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Voges</meta:initial-creator>
    <meta:creation-date>2015-05-13T11:06:18.217564768</meta:creation-date>
    <dc:date>2015-06-16T15:30:41.261035814</dc:date>
    <dc:creator>Jan Voges</dc:creator>
    <meta:editing-duration>PT7H59M11S</meta:editing-duration>
    <meta:editing-cycles>22</meta:editing-cycles>
    <meta:generator>LibreOffice/4.1.6.2$Linux_X86_64 LibreOffice_project/410m0$Build-2</meta:generator>
    <meta:document-statistic meta:object-count="91"/>
  </office:meta>
</office:document-meta>
</file>

<file path=Object 1/content.xml><?xml version="1.0" encoding="utf-8"?>
<math xmlns="http://www.w3.org/1998/Math/MathML">
  <semantics>
    <mrow>
      <msub>
        <mi>q</mi>
        <mrow>
          <mrow>
            <mi>N</mi>
            <mo stretchy="false">+</mo>
            <mn>1</mn>
          </mrow>
        </mrow>
      </msub>
    </mrow>
    <annotation encoding="StarMath 5.0">q_{N+1}</annotation>
  </semantics>
</math>
</file>

<file path=Object 10/content.xml><?xml version="1.0" encoding="utf-8"?>
<math xmlns="http://www.w3.org/1998/Math/MathML">
  <semantics>
    <mrow>
      <msub>
        <mrow>
          <mi mathvariant="italic">exp</mi>
        </mrow>
        <mrow>
          <mi>j</mi>
        </mrow>
      </msub>
    </mrow>
    <annotation encoding="StarMath 5.0">{exp}_{j}</annotation>
  </semantics>
</math>
</file>

<file path=Object 11/content.xml><?xml version="1.0" encoding="utf-8"?>
<math xmlns="http://www.w3.org/1998/Math/MathML">
  <semantics>
    <mrow>
      <msub>
        <mi>d</mi>
        <mrow>
          <mi>i</mi>
        </mrow>
      </msub>
    </mrow>
    <annotation encoding="StarMath 5.0">d_{i}</annotation>
  </semantics>
</math>
</file>

<file path=Object 12/content.xml><?xml version="1.0" encoding="utf-8"?>
<math xmlns="http://www.w3.org/1998/Math/MathML">
  <semantics>
    <mrow>
      <mover accent="true">
        <mrow>
          <mi>i</mi>
        </mrow>
        <mo stretchy="false">̂</mo>
      </mover>
    </mrow>
    <annotation encoding="StarMath 5.0">hat{i}</annotation>
  </semantics>
</math>
</file>

<file path=Object 13/content.xml><?xml version="1.0" encoding="utf-8"?>
<math xmlns="http://www.w3.org/1998/Math/MathML">
  <semantics>
    <mrow>
      <mi>i</mi>
    </mrow>
    <annotation encoding="StarMath 5.0">i</annotation>
  </semantics>
</math>
</file>

<file path=Object 2/content.xml><?xml version="1.0" encoding="utf-8"?>
<math xmlns="http://www.w3.org/1998/Math/MathML">
  <semantics>
    <mrow>
      <msubsup>
        <mi>q</mi>
        <mrow>
          <mrow>
            <mi>N</mi>
            <mo stretchy="false">+</mo>
            <mn>1</mn>
          </mrow>
        </mrow>
        <mrow>
          <mo stretchy="false">(</mo>
          <mrow>
            <mi>p</mi>
          </mrow>
          <mo stretchy="false">)</mo>
        </mrow>
      </msubsup>
    </mrow>
    <annotation encoding="StarMath 5.0">q_{N+1}^(p)</annotation>
  </semantics>
</math>
</file>

<file path=Object 3/content.xml><?xml version="1.0" encoding="utf-8"?>
<math xmlns="http://www.w3.org/1998/Math/MathML">
  <semantics>
    <mrow>
      <mrow>
        <msub>
          <mi>q</mi>
          <mrow>
            <mrow>
              <mi>N</mi>
              <mo stretchy="false">+</mo>
              <mn>1</mn>
            </mrow>
          </mrow>
        </msub>
        <mo stretchy="false">−</mo>
        <msubsup>
          <mi>q</mi>
          <mrow>
            <mrow>
              <mi>N</mi>
              <mo stretchy="false">+</mo>
              <mn>1</mn>
            </mrow>
          </mrow>
          <mrow>
            <mo stretchy="false">(</mo>
            <mrow>
              <mi>p</mi>
            </mrow>
            <mo stretchy="false">)</mo>
          </mrow>
        </msubsup>
      </mrow>
    </mrow>
    <annotation encoding="StarMath 5.0">q_{N+1}-q_{N+1}^(p)</annotation>
  </semantics>
</math>
</file>

<file path=Object 4/content.xml><?xml version="1.0" encoding="utf-8"?>
<math xmlns="http://www.w3.org/1998/Math/MathML">
  <semantics>
    <mrow>
      <msub>
        <mi>q</mi>
        <mrow>
          <mrow>
            <mi>N</mi>
            <mo stretchy="false">+</mo>
            <mn>1</mn>
          </mrow>
        </mrow>
      </msub>
    </mrow>
    <annotation encoding="StarMath 5.0">q_{N+1}</annotation>
  </semantics>
</math>
</file>

<file path=Object 5/content.xml><?xml version="1.0" encoding="utf-8"?>
<math xmlns="http://www.w3.org/1998/Math/MathML">
  <semantics>
    <mrow>
      <mi>N</mi>
    </mrow>
    <annotation encoding="StarMath 5.0">N</annotation>
  </semantics>
</math>
</file>

<file path=Object 6/content.xml><?xml version="1.0" encoding="utf-8"?>
<math xmlns="http://www.w3.org/1998/Math/MathML">
  <semantics>
    <mrow>
      <msub>
        <mi mathvariant="italic">cigar</mi>
        <mrow>
          <mi>i</mi>
        </mrow>
      </msub>
    </mrow>
    <annotation encoding="StarMath 5.0">cigar_{i}</annotation>
  </semantics>
</math>
</file>

<file path=Object 7/content.xml><?xml version="1.0" encoding="utf-8"?>
<math xmlns="http://www.w3.org/1998/Math/MathML">
  <semantics>
    <mrow>
      <msub>
        <mi mathvariant="italic">pos</mi>
        <mrow>
          <mi>i</mi>
        </mrow>
      </msub>
    </mrow>
    <annotation encoding="StarMath 5.0">pos_{i}</annotation>
  </semantics>
</math>
</file>

<file path=Object 8/content.xml><?xml version="1.0" encoding="utf-8"?>
<math xmlns="http://www.w3.org/1998/Math/MathML">
  <semantics>
    <mrow>
      <msub>
        <mi mathvariant="italic">seq</mi>
        <mrow>
          <mi>i</mi>
        </mrow>
      </msub>
    </mrow>
    <annotation encoding="StarMath 5.0">seq_{i}</annotation>
  </semantics>
</math>
</file>

<file path=Object 9/content.xml><?xml version="1.0" encoding="utf-8"?>
<math xmlns="http://www.w3.org/1998/Math/MathML">
  <semantics>
    <mrow>
      <msub>
        <mrow>
          <mi mathvariant="italic">exp</mi>
        </mrow>
        <mrow>
          <mi>i</mi>
        </mrow>
      </msub>
    </mrow>
    <annotation encoding="StarMath 5.0">{exp}_{i}</annotation>
  </semantics>
</math>
</file>